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08cm"/>
    </style:style>
    <style:style style:name="Table1.B" style:family="table-column">
      <style:table-column-properties style:column-width="3.348cm"/>
    </style:style>
    <style:style style:name="Table1.C" style:family="table-column">
      <style:table-column-properties style:column-width="2.429cm"/>
    </style:style>
    <style:style style:name="Table1.G" style:family="table-column">
      <style:table-column-properties style:column-width="2.441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rsid="000c0891" officeooo:paragraph-rsid="000c0891"/>
    </style:style>
    <style:style style:name="P2" style:family="paragraph" style:parent-style-name="Standard">
      <style:paragraph-properties fo:text-align="justify" style:justify-single-word="false"/>
      <style:text-properties officeooo:rsid="000c0891" officeooo:paragraph-rsid="001a2486"/>
    </style:style>
    <style:style style:name="P3" style:family="paragraph" style:parent-style-name="Standard">
      <style:paragraph-properties fo:text-align="justify" style:justify-single-word="false"/>
      <style:text-properties officeooo:rsid="000c0891" officeooo:paragraph-rsid="001b1c47"/>
    </style:style>
    <style:style style:name="P4" style:family="paragraph" style:parent-style-name="Standard" style:list-style-name="L1">
      <style:paragraph-properties fo:text-align="justify" style:justify-single-word="false"/>
      <style:text-properties officeooo:rsid="000c0891" officeooo:paragraph-rsid="001b1c47"/>
    </style:style>
    <style:style style:name="P5" style:family="paragraph" style:parent-style-name="Standard">
      <style:paragraph-properties fo:text-align="justify" style:justify-single-word="false"/>
      <style:text-properties officeooo:rsid="000c0891" officeooo:paragraph-rsid="001eb663"/>
    </style:style>
    <style:style style:name="P6" style:family="paragraph" style:parent-style-name="Standard">
      <style:paragraph-properties fo:text-align="justify" style:justify-single-word="false"/>
      <style:text-properties officeooo:rsid="000c0891" officeooo:paragraph-rsid="00204c56"/>
    </style:style>
    <style:style style:name="P7" style:family="paragraph" style:parent-style-name="Standard">
      <style:paragraph-properties fo:text-align="justify" style:justify-single-word="false"/>
      <style:text-properties officeooo:rsid="000e02f4" officeooo:paragraph-rsid="000e02f4"/>
    </style:style>
    <style:style style:name="P8" style:family="paragraph" style:parent-style-name="Standard">
      <style:paragraph-properties fo:text-align="justify" style:justify-single-word="false"/>
      <style:text-properties officeooo:rsid="000e31f6" officeooo:paragraph-rsid="000e31f6"/>
    </style:style>
    <style:style style:name="P9" style:family="paragraph" style:parent-style-name="Standard">
      <style:paragraph-properties fo:text-align="justify" style:justify-single-word="false"/>
      <style:text-properties officeooo:rsid="000feebc" officeooo:paragraph-rsid="000feebc"/>
    </style:style>
    <style:style style:name="P10" style:family="paragraph" style:parent-style-name="Standard">
      <style:paragraph-properties fo:text-align="justify" style:justify-single-word="false"/>
      <style:text-properties officeooo:rsid="0019b732" officeooo:paragraph-rsid="0019b732"/>
    </style:style>
    <style:style style:name="P11" style:family="paragraph" style:parent-style-name="Standard">
      <style:paragraph-properties fo:text-align="justify" style:justify-single-word="false"/>
      <style:text-properties fo:font-weight="bold" officeooo:rsid="000e02f4" officeooo:paragraph-rsid="000e02f4" style:font-weight-asian="bold" style:font-weight-complex="bold"/>
    </style:style>
    <style:style style:name="P12" style:family="paragraph" style:parent-style-name="Standard">
      <style:paragraph-properties fo:text-align="justify" style:justify-single-word="false"/>
      <style:text-properties fo:font-weight="bold" officeooo:rsid="000c0891" officeooo:paragraph-rsid="000e02f4" style:font-weight-asian="bold" style:font-weight-complex="bold"/>
    </style:style>
    <style:style style:name="P13" style:family="paragraph" style:parent-style-name="Standard">
      <style:paragraph-properties fo:text-align="justify" style:justify-single-word="false"/>
      <style:text-properties fo:font-weight="bold" officeooo:rsid="000c0891" officeooo:paragraph-rsid="000c0891" style:font-weight-asian="bold" style:font-weight-complex="bold"/>
    </style:style>
    <style:style style:name="P14" style:family="paragraph" style:parent-style-name="Standard">
      <style:paragraph-properties fo:text-align="justify" style:justify-single-word="false"/>
      <style:text-properties fo:font-weight="bold" officeooo:rsid="0019b732" officeooo:paragraph-rsid="0019b732" style:font-weight-asian="bold" style:font-weight-complex="bold"/>
    </style:style>
    <style:style style:name="P15" style:family="paragraph" style:parent-style-name="Standard">
      <style:paragraph-properties fo:text-align="justify" style:justify-single-word="false"/>
      <style:text-properties fo:font-weight="bold" officeooo:rsid="002d1179" officeooo:paragraph-rsid="002d1179" style:font-weight-asian="bold" style:font-weight-complex="bold"/>
    </style:style>
    <style:style style:name="P16" style:family="paragraph" style:parent-style-name="Standard">
      <style:paragraph-properties fo:text-align="justify" style:justify-single-word="false"/>
      <style:text-properties fo:font-weight="bold" officeooo:rsid="002ba12c" officeooo:paragraph-rsid="002ba12c" style:font-weight-asian="bold" style:font-weight-complex="bold"/>
    </style:style>
    <style:style style:name="P17" style:family="paragraph" style:parent-style-name="Standard">
      <style:paragraph-properties fo:text-align="justify" style:justify-single-word="false"/>
      <style:text-properties officeooo:rsid="001eb663" officeooo:paragraph-rsid="001eb663"/>
    </style:style>
    <style:style style:name="P18" style:family="paragraph" style:parent-style-name="Standard">
      <style:paragraph-properties fo:text-align="justify" style:justify-single-word="false"/>
      <style:text-properties officeooo:rsid="00204c56" officeooo:paragraph-rsid="00204c56"/>
    </style:style>
    <style:style style:name="P19" style:family="paragraph" style:parent-style-name="Standard">
      <style:paragraph-properties fo:text-align="justify" style:justify-single-word="false"/>
      <style:text-properties officeooo:rsid="002ba12c" officeooo:paragraph-rsid="002ba12c"/>
    </style:style>
    <style:style style:name="P20" style:family="paragraph" style:parent-style-name="Standard">
      <style:paragraph-properties fo:text-align="justify" style:justify-single-word="false"/>
      <style:text-properties officeooo:rsid="002d1179" officeooo:paragraph-rsid="002d1179"/>
    </style:style>
    <style:style style:name="P21" style:family="paragraph" style:parent-style-name="Standard">
      <style:paragraph-properties fo:text-align="justify" style:justify-single-word="false"/>
      <style:text-properties officeooo:rsid="003f2ef4" officeooo:paragraph-rsid="003f2ef4"/>
    </style:style>
    <style:style style:name="P22" style:family="paragraph" style:parent-style-name="Standard">
      <style:paragraph-properties fo:text-align="justify" style:justify-single-word="false" fo:break-before="page"/>
      <style:text-properties fo:font-weight="bold" officeooo:rsid="0019b732" officeooo:paragraph-rsid="0019b732" style:font-weight-asian="bold" style:font-weight-complex="bold"/>
    </style:style>
    <style:style style:name="P23" style:family="paragraph" style:parent-style-name="Standard">
      <style:paragraph-properties fo:text-align="justify" style:justify-single-word="false" fo:break-before="page"/>
      <style:text-properties fo:font-weight="bold" officeooo:rsid="002ba12c" officeooo:paragraph-rsid="002ba12c" style:font-weight-asian="bold" style:font-weight-complex="bold"/>
    </style:style>
    <style:style style:name="P24" style:family="paragraph" style:parent-style-name="Standard">
      <style:paragraph-properties fo:text-align="justify" style:justify-single-word="false" fo:break-before="page"/>
      <style:text-properties fo:font-weight="bold" officeooo:rsid="000c0891" officeooo:paragraph-rsid="000c0891" style:font-weight-asian="bold" style:font-weight-complex="bold"/>
    </style:style>
    <style:style style:name="P25" style:family="paragraph" style:parent-style-name="Standard">
      <style:paragraph-properties fo:text-align="justify" style:justify-single-word="false" fo:break-before="page"/>
      <style:text-properties fo:font-weight="bold" officeooo:rsid="001eb663" officeooo:paragraph-rsid="001eb663" style:font-weight-asian="bold" style:font-weight-complex="bold"/>
    </style:style>
    <style:style style:name="P26" style:family="paragraph" style:parent-style-name="Standard">
      <style:paragraph-properties fo:margin-left="1.251cm" fo:margin-right="0cm" fo:text-align="justify" style:justify-single-word="false" fo:text-indent="0cm" style:auto-text-indent="false"/>
      <style:text-properties fo:font-weight="bold" officeooo:rsid="001eb663" officeooo:paragraph-rsid="001eb663" style:font-weight-asian="bold" style:font-weight-complex="bold"/>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d0d9" officeooo:paragraph-rsid="001dd0d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9b4" officeooo:paragraph-rsid="0022e9b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b382" officeooo:paragraph-rsid="0024b38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5aee" officeooo:paragraph-rsid="00265a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322" officeooo:paragraph-rsid="0028132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64a" officeooo:paragraph-rsid="0036664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8074" officeooo:paragraph-rsid="0039807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d718" officeooo:paragraph-rsid="0039d71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67dc" officeooo:paragraph-rsid="003b67d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f6fc" officeooo:paragraph-rsid="003bf6f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f883" officeooo:paragraph-rsid="003bf88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5e28" officeooo:paragraph-rsid="003c5e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5223" officeooo:paragraph-rsid="003d522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c0891"/>
    </style:style>
    <style:style style:name="T2" style:family="text">
      <style:text-properties officeooo:rsid="000e02f4"/>
    </style:style>
    <style:style style:name="T3" style:family="text">
      <style:text-properties officeooo:rsid="000e31f6"/>
    </style:style>
    <style:style style:name="T4" style:family="text">
      <style:text-properties officeooo:rsid="000ecd43"/>
    </style:style>
    <style:style style:name="T5" style:family="text">
      <style:text-properties officeooo:rsid="0012085f"/>
    </style:style>
    <style:style style:name="T6" style:family="text">
      <style:text-properties officeooo:rsid="0016531d"/>
    </style:style>
    <style:style style:name="T7" style:family="text">
      <style:text-properties officeooo:rsid="001b1c47"/>
    </style:style>
    <style:style style:name="T8" style:family="text">
      <style:text-properties officeooo:rsid="002f0943"/>
    </style:style>
    <style:style style:name="T9" style:family="text">
      <style:text-properties officeooo:rsid="002fe2d7"/>
    </style:style>
    <style:style style:name="T10" style:family="text">
      <style:text-properties officeooo:rsid="0031c5ef"/>
    </style:style>
    <style:style style:name="T11" style:family="text">
      <style:text-properties officeooo:rsid="0031fe3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span text:style-name="T2">a) </text:span>Identify the various addressing modes in the assembly code below and explain,</text:p>
      <text:p text:style-name="P13">with the use of a mathematical formula, what the program computes.</text:p>
      <text:p text:style-name="P1">I1: LOAD r2, M1<text:tab/><text:tab/><text:span text:style-name="T3">r2 ← M1</text:span></text:p>
      <text:p text:style-name="P1">I2: DIV r1, r2<text:tab/><text:tab/><text:tab/><text:span text:style-name="T3">r1 ← r1/r2</text:span></text:p>
      <text:p text:style-name="P1">I3: LOAD r2, M2<text:tab/><text:tab/><text:span text:style-name="T3">r2 ← M2</text:span></text:p>
      <text:p text:style-name="P1">I4: LOAD r3, [r3]<text:tab/><text:tab/><text:span text:style-name="T3">r3 ← [r3]</text:span></text:p>
      <text:p text:style-name="P1">I5: MUL r2, r3<text:tab/><text:tab/><text:span text:style-name="T3">r2 ← r2 * r3</text:span></text:p>
      <text:p text:style-name="P1">I6: ADD r1, r2<text:tab/><text:tab/><text:tab/><text:span text:style-name="T3">r1 ← r1 + r2</text:span></text:p>
      <text:p text:style-name="P1">I7: LOAD r2, M3<text:tab/><text:tab/><text:span text:style-name="T3">r2 ← M3</text:span></text:p>
      <text:p text:style-name="P1">I8: LOAD r3, M4<text:tab/><text:tab/><text:span text:style-name="T3">r3 ← M4</text:span></text:p>
      <text:p text:style-name="P1">I9: ADD r2, r3<text:tab/><text:tab/><text:tab/><text:span text:style-name="T3">r2 ← r2 + r3</text:span></text:p>
      <text:p text:style-name="P1">I10: MUL r1, r2<text:tab/><text:tab/><text:span text:style-name="T3">r1 ← r1 * r2</text:span></text:p>
      <text:p text:style-name="P1"/>
      <text:p text:style-name="P8">Immediate: <text:tab/><text:tab/>none</text:p>
      <text:p text:style-name="P8">Direct:<text:tab/><text:tab/><text:tab/>I1, I3, I7, I8</text:p>
      <text:p text:style-name="P8">Indirect:<text:tab/><text:tab/>none</text:p>
      <text:p text:style-name="P8">Register:<text:tab/><text:tab/>I2, I5, I6, I9, I10 <text:span text:style-name="T4">(however all instruction address registers)</text:span></text:p>
      <text:p text:style-name="P8">Register Indirect:<text:tab/>I4 </text:p>
      <text:p text:style-name="P9"/>
      <text:p text:style-name="P9"><draw:frame draw:style-name="fr1" draw:name="Object1" text:anchor-type="as-char" svg:y="-0.619cm" svg:width="7.477cm" svg:height="0.998cm" draw:z-index="0"><draw:object xlink:href="./Object 1" xlink:type="simple" xlink:show="embed" xlink:actuate="onLoad"/><draw:image xlink:href="./ObjectReplacements/Object 1" xlink:type="simple" xlink:show="embed" xlink:actuate="onLoad"/></draw:frame></text:p>
      <text:p text:style-name="P1"/>
      <text:p text:style-name="P11">b) Find appropriate words/expressions to replace the numbers [n] so that the text below describes what happens during the indirect cycle. For instance, the first replacement should be [1]=MAR. Note that different numbers may correspond to the same word/expression.</text:p>
      <text:p text:style-name="P7"/>
      <text:p text:style-name="P1">The following text describes the indirect cycle: When indirect (memory) addressing is used in an instruction, the memory reference is put into the [<text:span text:style-name="T5">MAR</text:span>] so that it can be sent to the [<text:span text:style-name="T6">MM</text:span>] <text:s/>via the [<text:span text:style-name="T6">address</text:span>] lines of the bus. At the same time the [<text:span text:style-name="T6">CPU</text:span>] sends a read signal to the [<text:span text:style-name="T6">MM</text:span>] via the [<text:span text:style-name="T6">control</text:span>] lines of the bus. Then the [<text:span text:style-name="T6">MM</text:span>] sends the effective [<text:span text:style-name="T6">address</text:span>] to the [<text:span text:style-name="T6">MBR</text:span>] of the [<text:span text:style-name="T6">CPU</text:span>] via the [<text:span text:style-name="T6">data</text:span>] lines of the bus. If the effective [<text:span text:style-name="T6">address</text:span>] is in the [<text:span text:style-name="T6">MM</text:span>], then another cycle is needed to load the operand.</text:p>
      <text:p text:style-name="P1"/>
      <text:p text:style-name="P10"/>
      <text:p text:style-name="P22">2. Consider the assembly code from Question 1.</text:p>
      <text:p text:style-name="P14">(a) Rewrite the code by using the register renaming technique and explain how this removes false dependencies.</text:p>
      <text:p text:style-name="P10"/>
      <text:p text:style-name="P2">I1: LOAD r2<text:span text:style-name="T7">a</text:span>, M1<text:tab/><text:tab/></text:p>
      <text:p text:style-name="P2">I2: DIV r1, r2<text:span text:style-name="T7">a</text:span><text:tab/><text:tab/><text:tab/></text:p>
      <text:p text:style-name="P2">I3: LOAD r2<text:span text:style-name="T7">b</text:span>, M2<text:tab/><text:tab/></text:p>
      <text:p text:style-name="P2">I4: LOAD r3<text:span text:style-name="T7">a</text:span>, [r3]<text:tab/><text:tab/></text:p>
      <text:p text:style-name="P2">I5: MUL r2<text:span text:style-name="T7">b</text:span>, r3<text:span text:style-name="T7">a</text:span><text:tab/><text:tab/></text:p>
      <text:p text:style-name="P2">I6: ADD r1, r2<text:span text:style-name="T7">b</text:span><text:tab/><text:tab/><text:tab/></text:p>
      <text:p text:style-name="P2">I7: LOAD r2<text:span text:style-name="T7">c</text:span>, M3<text:tab/><text:tab/></text:p>
      <text:p text:style-name="P2">I8: LOAD r3<text:span text:style-name="T7">b</text:span>, M4<text:tab/><text:tab/></text:p>
      <text:p text:style-name="P2">I9: ADD r2<text:span text:style-name="T7">c</text:span>, r3<text:span text:style-name="T7">b</text:span><text:tab/><text:tab/><text:tab/></text:p>
      <text:p text:style-name="P3">I10: MUL r1, r2<text:span text:style-name="T7">c</text:span><text:tab/></text:p>
      <text:p text:style-name="P3"/>
      <text:p text:style-name="P3"><text:span text:style-name="T7">I have renamed the following registers: </text:span></text:p>
      <text:list xml:id="list1028951860" text:style-name="L1">
        <text:list-item>
          <text:p text:style-name="P4"><text:span text:style-name="T7">r2 into r2a, r2b and r2c</text:span></text:p>
        </text:list-item>
        <text:list-item>
          <text:p text:style-name="P4"><text:span text:style-name="T7">r3 into r3a and r3b</text:span></text:p>
        </text:list-item>
      </text:list>
      <text:p text:style-name="P3"><text:span text:style-name="T7">I2 uses r2 jest before this register is going to load M2. By renaming it I3 does not need to wait for I2 to complete – by renaming the registers we eliminate the possibility that I3 would be executed before I2 and thus DIV operation would be wrong. Similar when we doing arithmetic operations (I5 and I6) we can be assured that loading new operand in I7 will not make any problems. Renaming r3 in I5 helps to separete this operation from load instruction I8, followed by add instruction containing new data. </text:span><text:tab/></text:p>
      <text:p text:style-name="P10"/>
      <text:p text:style-name="P14">b) Show the execution of your code from Question 2(a) on a five-stage (Fetch, Decode, Register read, Execute, Write back) superscalar processor where there are two functional units for each stage. Assume that instructions are fetched from an onboard instruction cache and that there is an instruction window where all the fetched and decoded instructions can be stored. Use out-of-order execution where possible. Explain when instructions can skip pipeline stages and why delay slots occur.</text:p>
      <text:p text:style-name="P10"/>
      <table:table table:name="Table1" table:style-name="Table1">
        <table:table-column table:style-name="Table1.A"/>
        <table:table-column table:style-name="Table1.B"/>
        <table:table-column table:style-name="Table1.C" table:number-columns-repeated="4"/>
        <table:table-column table:style-name="Table1.G"/>
        <table:table-row>
          <table:table-cell table:style-name="Table1.A1" office:value-type="string">
            <text:p text:style-name="P28">Cycle</text:p>
          </table:table-cell>
          <table:table-cell table:style-name="Table1.A1" office:value-type="string">
            <text:p text:style-name="P28">Fetch</text:p>
          </table:table-cell>
          <table:table-cell table:style-name="Table1.A1" office:value-type="string">
            <text:p text:style-name="P28">Decode</text:p>
          </table:table-cell>
          <table:table-cell table:style-name="Table1.A1" office:value-type="string">
            <text:p text:style-name="P29">Instruction Window</text:p>
          </table:table-cell>
          <table:table-cell table:style-name="Table1.A1" office:value-type="string">
            <text:p text:style-name="P28">Register Read</text:p>
          </table:table-cell>
          <table:table-cell table:style-name="Table1.A1" office:value-type="string">
            <text:p text:style-name="P28">Execute</text:p>
          </table:table-cell>
          <table:table-cell table:style-name="Table1.G1" office:value-type="string">
            <text:p text:style-name="P28">Write Back</text:p>
          </table:table-cell>
        </table:table-row>
        <table:table-row>
          <table:table-cell table:style-name="Table1.A2" office:value-type="string">
            <text:p text:style-name="P29">1</text:p>
          </table:table-cell>
          <table:table-cell table:style-name="Table1.A2" office:value-type="string">
            <text:p text:style-name="P29">I1, I2</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G2" office:value-type="string">
            <text:p text:style-name="P27"/>
          </table:table-cell>
        </table:table-row>
        <table:table-row>
          <table:table-cell table:style-name="Table1.A2" office:value-type="string">
            <text:p text:style-name="P29">2</text:p>
          </table:table-cell>
          <table:table-cell table:style-name="Table1.A2" office:value-type="string">
            <text:p text:style-name="P31">I3, I4</text:p>
          </table:table-cell>
          <table:table-cell table:style-name="Table1.A2" office:value-type="string">
            <text:p text:style-name="P31">I1, I2</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G2" office:value-type="string">
            <text:p text:style-name="P27"/>
          </table:table-cell>
        </table:table-row>
        <table:table-row>
          <table:table-cell table:style-name="Table1.A2" office:value-type="string">
            <text:p text:style-name="P39">3</text:p>
          </table:table-cell>
          <table:table-cell table:style-name="Table1.A2" office:value-type="string">
            <text:p text:style-name="P38">I5, I6</text:p>
          </table:table-cell>
          <table:table-cell table:style-name="Table1.A2" office:value-type="string">
            <text:p text:style-name="P38">I3, I4</text:p>
          </table:table-cell>
          <table:table-cell table:style-name="Table1.A2" office:value-type="string">
            <text:p text:style-name="P37">I2 (r2)</text:p>
          </table:table-cell>
          <table:table-cell table:style-name="Table1.A2" office:value-type="string">
            <text:p text:style-name="P30"/>
          </table:table-cell>
          <table:table-cell table:style-name="Table1.A2" office:value-type="string">
            <text:p text:style-name="P37">I1</text:p>
          </table:table-cell>
          <table:table-cell table:style-name="Table1.G2" office:value-type="string">
            <text:p text:style-name="P27"/>
          </table:table-cell>
        </table:table-row>
        <table:table-row>
          <table:table-cell table:style-name="Table1.A2" office:value-type="string">
            <text:p text:style-name="P39">4</text:p>
          </table:table-cell>
          <table:table-cell table:style-name="Table1.A2" office:value-type="string">
            <text:p text:style-name="P38">I7, I8</text:p>
          </table:table-cell>
          <table:table-cell table:style-name="Table1.A2" office:value-type="string">
            <text:p text:style-name="P38">I5, I6</text:p>
          </table:table-cell>
          <table:table-cell table:style-name="Table1.A2" office:value-type="string">
            <text:p text:style-name="P38">I2 (r2)</text:p>
            <text:p text:style-name="P38">I3 (r2)</text:p>
          </table:table-cell>
          <table:table-cell table:style-name="Table1.A2" office:value-type="string">
            <text:p text:style-name="P30"/>
          </table:table-cell>
          <table:table-cell table:style-name="Table1.A2" office:value-type="string">
            <text:p text:style-name="P38">I4</text:p>
          </table:table-cell>
          <table:table-cell table:style-name="Table1.G2" office:value-type="string">
            <text:p text:style-name="P37">I1</text:p>
          </table:table-cell>
        </table:table-row>
        <table:table-row>
          <table:table-cell table:style-name="Table1.A2" office:value-type="string">
            <text:p text:style-name="P39">5</text:p>
          </table:table-cell>
          <table:table-cell table:style-name="Table1.A2" office:value-type="string">
            <text:p text:style-name="P38">I9, I10</text:p>
          </table:table-cell>
          <table:table-cell table:style-name="Table1.A2" office:value-type="string">
            <text:p text:style-name="P38">I7, I8</text:p>
          </table:table-cell>
          <table:table-cell table:style-name="Table1.A2" office:value-type="string">
            <text:p text:style-name="P38">I3 (r2)</text:p>
            <text:p text:style-name="P38">I5 (r2 r3)</text:p>
            <text:p text:style-name="P38">I6 (r1 r2)</text:p>
            <text:p text:style-name="P38">I7(r2)</text:p>
            <text:p text:style-name="P38">I8 (r3)</text:p>
          </table:table-cell>
          <table:table-cell table:style-name="Table1.A2" office:value-type="string">
            <text:p text:style-name="P38">I2</text:p>
          </table:table-cell>
          <table:table-cell table:style-name="Table1.A2" office:value-type="string">
            <text:p text:style-name="P31"/>
          </table:table-cell>
          <table:table-cell table:style-name="Table1.G2" office:value-type="string">
            <text:p text:style-name="P38">I4</text:p>
          </table:table-cell>
        </table:table-row>
        <table:table-row>
          <table:table-cell table:style-name="Table1.A2" office:value-type="string">
            <text:p text:style-name="P39">6</text:p>
          </table:table-cell>
          <table:table-cell table:style-name="Table1.A2" office:value-type="string">
            <text:p text:style-name="P33"/>
          </table:table-cell>
          <table:table-cell table:style-name="Table1.A2" office:value-type="string">
            <text:p text:style-name="P38">I9, I10</text:p>
          </table:table-cell>
          <table:table-cell table:style-name="Table1.A2" office:value-type="string">
            <text:p text:style-name="P38">I5 (r2 r3)</text:p>
            <text:p text:style-name="P38">I6 (r1 r2)</text:p>
            <text:p text:style-name="P38">I7(r2)</text:p>
            <text:p text:style-name="P38">I8 (r3)</text:p>
          </table:table-cell>
          <table:table-cell table:style-name="Table1.A2" office:value-type="string">
            <text:p text:style-name="P27"/>
          </table:table-cell>
          <table:table-cell table:style-name="Table1.A2" office:value-type="string">
            <text:p text:style-name="P38">I2, I3</text:p>
          </table:table-cell>
          <table:table-cell table:style-name="Table1.G2" office:value-type="string">
            <text:p text:style-name="P31"/>
          </table:table-cell>
        </table:table-row>
        <table:table-row>
          <table:table-cell table:style-name="Table1.A2" office:value-type="string">
            <text:p text:style-name="P39">7</text:p>
          </table:table-cell>
          <table:table-cell table:style-name="Table1.A2" office:value-type="string">
            <text:p text:style-name="P27"/>
          </table:table-cell>
          <table:table-cell table:style-name="Table1.A2" office:value-type="string">
            <text:p text:style-name="P33"/>
          </table:table-cell>
          <table:table-cell table:style-name="Table1.A2" office:value-type="string">
            <text:p text:style-name="P38">I5 (r2 r3)</text:p>
            <text:p text:style-name="P38"><text:soft-page-break/>I6 (r1 r2)</text:p>
            <text:p text:style-name="P38">I7(r2)</text:p>
            <text:p text:style-name="P38">I8 (r3)</text:p>
            <text:p text:style-name="P40">I9 (r2 r3)</text:p>
            <text:p text:style-name="P40">I10 (r2 r1)</text:p>
          </table:table-cell>
          <table:table-cell table:style-name="Table1.A2" office:value-type="string">
            <text:p text:style-name="P31"/>
          </table:table-cell>
          <table:table-cell table:style-name="Table1.A2" office:value-type="string">
            <text:p text:style-name="P27"/>
          </table:table-cell>
          <table:table-cell table:style-name="Table1.G2" office:value-type="string">
            <text:p text:style-name="P38">I2, I3</text:p>
          </table:table-cell>
        </table:table-row>
        <table:table-row>
          <table:table-cell table:style-name="Table1.A2" office:value-type="string">
            <text:p text:style-name="P39">8</text:p>
          </table:table-cell>
          <table:table-cell table:style-name="Table1.A2" office:value-type="string">
            <text:p text:style-name="P35"/>
          </table:table-cell>
          <table:table-cell table:style-name="Table1.A2" office:value-type="string">
            <text:p text:style-name="P27"/>
          </table:table-cell>
          <table:table-cell table:style-name="Table1.A2" office:value-type="string">
            <text:p text:style-name="P38">I6 (r2)</text:p>
            <text:p text:style-name="P38">I7(r2)</text:p>
            <text:p text:style-name="P38">I8 (r3)</text:p>
            <text:p text:style-name="P40">I9 (r2 r3)</text:p>
            <text:p text:style-name="P40">I10 (r2 r1)</text:p>
          </table:table-cell>
          <table:table-cell table:style-name="Table1.A2" office:value-type="string">
            <text:p text:style-name="P38">I5</text:p>
          </table:table-cell>
          <table:table-cell table:style-name="Table1.A2" office:value-type="string">
            <text:p text:style-name="P33"/>
          </table:table-cell>
          <table:table-cell table:style-name="Table1.G2" office:value-type="string">
            <text:p text:style-name="P30"/>
          </table:table-cell>
        </table:table-row>
        <table:table-row>
          <table:table-cell table:style-name="Table1.A2" office:value-type="string">
            <text:p text:style-name="P39">9</text:p>
          </table:table-cell>
          <table:table-cell table:style-name="Table1.A2" office:value-type="string">
            <text:p text:style-name="P27"/>
          </table:table-cell>
          <table:table-cell table:style-name="Table1.A2" office:value-type="string">
            <text:p text:style-name="P35"/>
          </table:table-cell>
          <table:table-cell table:style-name="Table1.A2" office:value-type="string">
            <text:p text:style-name="P38">I6 (r2)</text:p>
            <text:p text:style-name="P38">I7(r2)</text:p>
            <text:p text:style-name="P40">I9 (r2 r3)</text:p>
            <text:p text:style-name="P40">I10 (r2 r1)</text:p>
          </table:table-cell>
          <table:table-cell table:style-name="Table1.A2" office:value-type="string">
            <text:p text:style-name="P27"/>
          </table:table-cell>
          <table:table-cell table:style-name="Table1.A2" office:value-type="string">
            <text:p text:style-name="P38">I5, I8</text:p>
          </table:table-cell>
          <table:table-cell table:style-name="Table1.G2" office:value-type="string">
            <text:p text:style-name="P33"/>
          </table:table-cell>
        </table:table-row>
        <table:table-row>
          <table:table-cell table:style-name="Table1.A2" office:value-type="string">
            <text:p text:style-name="P39">10</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38">I6 (r2)</text:p>
            <text:p text:style-name="P38">I7(r2)</text:p>
            <text:p text:style-name="P40">I9 (r2)</text:p>
            <text:p text:style-name="P40">I10 (r2 r1)</text:p>
          </table:table-cell>
          <table:table-cell table:style-name="Table1.A2" office:value-type="string">
            <text:p text:style-name="P33"/>
          </table:table-cell>
          <table:table-cell table:style-name="Table1.A2" office:value-type="string">
            <text:p text:style-name="P32"/>
          </table:table-cell>
          <table:table-cell table:style-name="Table1.G2" office:value-type="string">
            <text:p text:style-name="P38">I5, I8</text:p>
          </table:table-cell>
        </table:table-row>
        <table:table-row>
          <table:table-cell table:style-name="Table1.A2" office:value-type="string">
            <text:p text:style-name="P39">11</text:p>
          </table:table-cell>
          <table:table-cell table:style-name="Table1.A2" office:value-type="string">
            <text:p text:style-name="P35"/>
          </table:table-cell>
          <table:table-cell table:style-name="Table1.A2" office:value-type="string">
            <text:p text:style-name="P27"/>
          </table:table-cell>
          <table:table-cell table:style-name="Table1.A2" office:value-type="string">
            <text:p text:style-name="P38">I7(r2)</text:p>
            <text:p text:style-name="P40">I9 (r2)</text:p>
            <text:p text:style-name="P40">I10 (r2 r1)</text:p>
          </table:table-cell>
          <table:table-cell table:style-name="Table1.A2" office:value-type="string">
            <text:p text:style-name="P38">I6</text:p>
          </table:table-cell>
          <table:table-cell table:style-name="Table1.A2" office:value-type="string">
            <text:p text:style-name="P33"/>
          </table:table-cell>
          <table:table-cell table:style-name="Table1.G2" office:value-type="string">
            <text:p text:style-name="P32"/>
          </table:table-cell>
        </table:table-row>
        <table:table-row>
          <table:table-cell table:style-name="Table1.A2" office:value-type="string">
            <text:p text:style-name="P39">12</text:p>
          </table:table-cell>
          <table:table-cell table:style-name="Table1.A2" office:value-type="string">
            <text:p text:style-name="P27"/>
          </table:table-cell>
          <table:table-cell table:style-name="Table1.A2" office:value-type="string">
            <text:p text:style-name="P35"/>
          </table:table-cell>
          <table:table-cell table:style-name="Table1.A2" office:value-type="string">
            <text:p text:style-name="P40">I9 (r2)</text:p>
            <text:p text:style-name="P40">I10 (r2 r1)</text:p>
          </table:table-cell>
          <table:table-cell table:style-name="Table1.A2" office:value-type="string">
            <text:p text:style-name="P27"/>
          </table:table-cell>
          <table:table-cell table:style-name="Table1.A2" office:value-type="string">
            <text:p text:style-name="P38">I6, I7</text:p>
          </table:table-cell>
          <table:table-cell table:style-name="Table1.G2" office:value-type="string">
            <text:p text:style-name="P33"/>
          </table:table-cell>
        </table:table-row>
        <table:table-row>
          <table:table-cell table:style-name="Table1.A2" office:value-type="string">
            <text:p text:style-name="P39">13</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40">I9 (r2)</text:p>
            <text:p text:style-name="P40">I10 (r2 r1)</text:p>
          </table:table-cell>
          <table:table-cell table:style-name="Table1.A2" office:value-type="string">
            <text:p text:style-name="P33"/>
          </table:table-cell>
          <table:table-cell table:style-name="Table1.A2" office:value-type="string">
            <text:p text:style-name="P35"/>
          </table:table-cell>
          <table:table-cell table:style-name="Table1.G2" office:value-type="string">
            <text:p text:style-name="P38">I6, I7</text:p>
          </table:table-cell>
        </table:table-row>
        <table:table-row>
          <table:table-cell table:style-name="Table1.A2" office:value-type="string">
            <text:p text:style-name="P39">14</text:p>
          </table:table-cell>
          <table:table-cell table:style-name="Table1.A2" office:value-type="string">
            <text:p text:style-name="P36"/>
          </table:table-cell>
          <table:table-cell table:style-name="Table1.A2" office:value-type="string">
            <text:p text:style-name="P27"/>
          </table:table-cell>
          <table:table-cell table:style-name="Table1.A2" office:value-type="string">
            <text:p text:style-name="P40">I10 (r2)</text:p>
          </table:table-cell>
          <table:table-cell table:style-name="Table1.A2" office:value-type="string">
            <text:p text:style-name="P38">I9</text:p>
          </table:table-cell>
          <table:table-cell table:style-name="Table1.A2" office:value-type="string">
            <text:p text:style-name="P33"/>
          </table:table-cell>
          <table:table-cell table:style-name="Table1.G2" office:value-type="string">
            <text:p text:style-name="P35"/>
          </table:table-cell>
        </table:table-row>
        <table:table-row>
          <table:table-cell table:style-name="Table1.A2" office:value-type="string">
            <text:p text:style-name="P39">15</text:p>
          </table:table-cell>
          <table:table-cell table:style-name="Table1.A2" office:value-type="string">
            <text:p text:style-name="P27"/>
          </table:table-cell>
          <table:table-cell table:style-name="Table1.A2" office:value-type="string">
            <text:p text:style-name="P36"/>
          </table:table-cell>
          <table:table-cell table:style-name="Table1.A2" office:value-type="string">
            <text:p text:style-name="P40">I10 (r2)</text:p>
          </table:table-cell>
          <table:table-cell table:style-name="Table1.A2" office:value-type="string">
            <text:p text:style-name="P27"/>
          </table:table-cell>
          <table:table-cell table:style-name="Table1.A2" office:value-type="string">
            <text:p text:style-name="P38">I9</text:p>
          </table:table-cell>
          <table:table-cell table:style-name="Table1.G2" office:value-type="string">
            <text:p text:style-name="P33"/>
          </table:table-cell>
        </table:table-row>
        <table:table-row>
          <table:table-cell table:style-name="Table1.A2" office:value-type="string">
            <text:p text:style-name="P39">16</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40">I10 (r2)</text:p>
          </table:table-cell>
          <table:table-cell table:style-name="Table1.A2" office:value-type="string">
            <text:p text:style-name="P27"/>
          </table:table-cell>
          <table:table-cell table:style-name="Table1.A2" office:value-type="string">
            <text:p text:style-name="P34"/>
          </table:table-cell>
          <table:table-cell table:style-name="Table1.G2" office:value-type="string">
            <text:p text:style-name="P38">I9</text:p>
          </table:table-cell>
        </table:table-row>
        <table:table-row>
          <table:table-cell table:style-name="Table1.A2" office:value-type="string">
            <text:p text:style-name="P39">17</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35"/>
          </table:table-cell>
          <table:table-cell table:style-name="Table1.A2" office:value-type="string">
            <text:p text:style-name="P38">I10</text:p>
          </table:table-cell>
          <table:table-cell table:style-name="Table1.A2" office:value-type="string">
            <text:p text:style-name="P27"/>
          </table:table-cell>
          <table:table-cell table:style-name="Table1.G2" office:value-type="string">
            <text:p text:style-name="P34"/>
          </table:table-cell>
        </table:table-row>
        <table:table-row>
          <table:table-cell table:style-name="Table1.A2" office:value-type="string">
            <text:p text:style-name="P39">18</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36"/>
          </table:table-cell>
          <table:table-cell table:style-name="Table1.A2" office:value-type="string">
            <text:p text:style-name="P35"/>
          </table:table-cell>
          <table:table-cell table:style-name="Table1.A2" office:value-type="string">
            <text:p text:style-name="P38">I10</text:p>
          </table:table-cell>
          <table:table-cell table:style-name="Table1.G2" office:value-type="string">
            <text:p text:style-name="P30"/>
          </table:table-cell>
        </table:table-row>
        <table:table-row>
          <table:table-cell table:style-name="Table1.A2" office:value-type="string">
            <text:p text:style-name="P39">19</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36"/>
          </table:table-cell>
          <table:table-cell table:style-name="Table1.A2" office:value-type="string">
            <text:p text:style-name="P27"/>
          </table:table-cell>
          <table:table-cell table:style-name="Table1.A2" office:value-type="string">
            <text:p text:style-name="P35"/>
          </table:table-cell>
          <table:table-cell table:style-name="Table1.G2" office:value-type="string">
            <text:p text:style-name="P38">I10</text:p>
          </table:table-cell>
        </table:table-row>
      </table:table>
      <text:p text:style-name="P10"/>
      <text:p text:style-name="P1"/>
      <text:p text:style-name="P21">Load instruction [Memory → Register] can skip register reading step. Some other examples are: using immediate addresing we can skip Register Read and Execution, loading a content of register skips execution. </text:p>
      <text:p text:style-name="P21">Delay slot slot occurs because resource is already used by another instructio.</text:p>
      <text:p text:style-name="P17"/>
      <text:p text:style-name="P25">3. Consider the following code for two processes, P 0 and P 1 (identified by i = 0 and i = 1, respectively). The labels Lk are not part of the code, they are used to identify the lines of the code. The input variables y 0 and y 1 have initial value 0.</text:p>
      <text:p text:style-name="P26">L1 : while(true){</text:p>
      <text:p text:style-name="P26">L2 : noncritical;</text:p>
      <text:p text:style-name="P26">L3 : y i = 1;</text:p>
      <text:p text:style-name="P26">L4 : while(y 1−i == 1);</text:p>
      <text:p text:style-name="P26">L5 : critical;</text:p>
      <text:p text:style-name="P26">L6 : y i = 0;</text:p>
      <text:p text:style-name="P26">L7 : }</text:p>
      <text:p text:style-name="P13"/>
      <text:p text:style-name="P13">(a) Determine whether the following general statements about concurrency are true or false.</text:p>
      <text:p text:style-name="P1">i. Every deadlock-free code is starvation free.</text:p>
      <text:p text:style-name="P17">FALSE</text:p>
      <text:p text:style-name="P5">ii. Every starvation-free code is deadlock free.</text:p>
      <text:p text:style-name="P17">TRUE</text:p>
      <text:p text:style-name="P5">Iii. Every code that ensures the condition progress is starvation free.</text:p>
      <text:p text:style-name="P17">FALSE</text:p>
      <text:p text:style-name="P5">iv. Every starvation-free code satisfies the condition progress.</text:p>
      <text:p text:style-name="P17">TRUE</text:p>
      <text:p text:style-name="P1"/>
      <text:p text:style-name="P1"/>
      <text:p text:style-name="P13">(b) Determine whether the following statements about the code above are true or false.</text:p>
      <text:p text:style-name="P1">i. The code is starvation free.</text:p>
      <text:p text:style-name="P18">FALSE</text:p>
      <text:p text:style-name="P18">ii.<text:span text:style-name="T1"> </text:span>T<text:span text:style-name="T1">he code achieves mutual exclusion.</text:span></text:p>
      <text:p text:style-name="P18">TRUE</text:p>
      <text:p text:style-name="P1">Iii. At least one of the processes is able to enter its critical section.</text:p>
      <text:p text:style-name="P18">TRUE</text:p>
      <text:p text:style-name="P6">iv. The code satisfies the condition progress.</text:p>
      <text:p text:style-name="P18">TRUE</text:p>
      <text:p text:style-name="P6">v. Swapping lines L3 and L4 in the code above would yield a starvation-free</text:p>
      <text:p text:style-name="P6">code.</text:p>
      <text:p text:style-name="P6">vi. Swapping lines L3 and L4 in the code above would yield a code that satisfies</text:p>
      <text:p text:style-name="P6">mutual exclusion.</text:p>
      <text:p text:style-name="P1"/>
      <text:p text:style-name="P24">4. (a) Determine how much CPU time is needed to print a 1 KB document using.</text:p>
      <text:p text:style-name="P13"/>
      <text:p text:style-name="P13">The initial set-up takes 20 milliseconds in each case. It takes 50 microseconds to put a character in the data register of the controller of the printer, and printing one character takes 50 milliseconds. Assume that each interrupt service procedure needed runs for 70 microseconds and that the data register of the controller of the printer can contain only one character.</text:p>
      <text:p text:style-name="P1"/>
      <text:p text:style-name="P1">i. programmed I/O</text:p>
      <text:p text:style-name="P19">20 ms</text:p>
      <text:p text:style-name="P1">ii. interrupt-driven I/O</text:p>
      <text:p text:style-name="P19">20 ms</text:p>
      <text:p text:style-name="P1">iii. DMA.</text:p>
      <text:p text:style-name="P19">20 ms</text:p>
      <text:p text:style-name="P19"/>
      <text:p text:style-name="P16">(b) A hard disk spins at 6000 rpm (revolutions per minute), and it takes 100 μs (on average) for the head to traverse one track. Consider the following sequence of disk track requests: 27, 129, 110, 186, 147, 41, 10, 64, 120. Assume that initially the head is at track 30 and is moving in the direction of decreasing track numbers. Compute the time it takes to serve the requests using</text:p>
      <text:p text:style-name="P19"/>
      <text:p text:style-name="P19">i. FIFO</text:p>
      <text:p text:style-name="P19">ii. SSF (shortest seek first)</text:p>
      <text:p text:style-name="P19">iii. SCAN (elevator)</text:p>
      <text:p text:style-name="P23">5. (a) Replace the numbers [n] in the text below by appropriate words/expressions so that the text describes addressing when paging is used.</text:p>
      <text:p text:style-name="P19"/>
      <text:p text:style-name="P19">The following text describes addressing when paging is used: Paging uses [<text:span text:style-name="T10">virtual</text:span>] addresses consisting of a [<text:span text:style-name="T10">page</text:span>] number and an [<text:span text:style-name="T10">offset</text:span>], and the system has to translate it to a [<text:span text:style-name="T10">physical</text:span>] address consisting of a [<text:span text:style-name="T10">page frame</text:span>] number and the same [<text:span text:style-name="T10">offset</text:span>]. When a page is referenced first the [<text:span text:style-name="T10">TLB</text:span>], i.e., the [<text:span text:style-name="T10">Translation Lookup Buffer</text:span>] of the [<text:span text:style-name="T10">CPU</text:span>], is checked to see if it includes the corresponding [<text:span text:style-name="T10">page table</text:span>] entry. In case of a hit, the corresponding [<text:span text:style-name="T10">frame</text:span>] number is found and the [<text:span text:style-name="T10">physical</text:span>] address is generated. In case of a miss, the [<text:span text:style-name="T10">page table</text:span>] is accessed. If the referenced page is in [<text:span text:style-name="T11">MM</text:span>], then the [<text:span text:style-name="T11">physical</text:span>] address is generated and the [<text:span text:style-name="T11">TLB</text:span>] is updated. If the referenced page is not in [<text:span text:style-name="T11">MM</text:span>], then the [<text:span text:style-name="T11">page</text:span>] has to be loaded from [<text:span text:style-name="T11">Disk</text:span>], and the [<text:span text:style-name="T11">physical</text:span>] address is generated. Both the [<text:span text:style-name="T11">TLB</text:span>] and the [<text:span text:style-name="T11">page tables</text:span>] are updated.</text:p>
      <text:p text:style-name="P19"/>
      <text:p text:style-name="P15">(b) Find the (unique) correct definition of each of the following concepts</text:p>
      <text:p text:style-name="P20">• multiprogramming <text:tab/><text:tab/>VII</text:p>
      <text:p text:style-name="P20">• multithreading<text:tab/><text:tab/><text:span text:style-name="T9">IV</text:span></text:p>
      <text:p text:style-name="P20">• multiprocessing<text:tab/><text:tab/><text:span text:style-name="T8">V</text:span></text:p>
      <text:p text:style-name="P20"/>
      <text:p text:style-name="P20">i. The processor can execute several threads at the same time. <text:tab/><text:span text:style-name="T8">PARALLEL PROCESSING</text:span></text:p>
      <text:p text:style-name="P20">ii. Instructions belonging to several threads can enter the pipeline.</text:p>
      <text:p text:style-name="P20">Iii. The execution of threads can be interleaved.</text:p>
      <text:p text:style-name="P20">iv. A process is divided into several concurrent paths of execution. <text:span text:style-name="T8">MULTITHREADING</text:span></text:p>
      <text:p text:style-name="P20">v. Several programs can be executed at the same time. <text:tab/><text:tab/><text:span text:style-name="T8">MULTIPROCESSING</text:span></text:p>
      <text:p text:style-name="P20">vi. Instructions belonging to several programs can enter the pipeline.</text:p>
      <text:p text:style-name="P20">Vii. Several processes are executed in an interleaved way.<text:tab/><text:tab/><text:span text:style-name="T8">MULTIPROGRAMMING</text:span></text:p>
      <text:p text:style-name="P20"/>
      <text:p text:style-name="P20"/>
      <text:p text:style-name="P15">(c) Fill in the missing words/expressions to make the following sentences true.</text:p>
      <text:p text:style-name="P20"/>
      <text:p text:style-name="P20">i. Superscalar processors can execute several <text:span text:style-name="T10">[instructions]</text:span> at the same time.</text:p>
      <text:p text:style-name="P20">ii. Pipelined processors can overlap various stages of the <text:span text:style-name="T10">[instruction cycle].</text:span></text:p>
      <text:p text:style-name="P20">iii. Threads belonging to the same process share all the <text:span text:style-name="T10">[resources]</text:span> of the process.</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22:06.150827871</meta:creation-date>
    <meta:generator>LibreOffice/6.3.5.2$Linux_X86_64 LibreOffice_project/30$Build-2</meta:generator>
    <dc:date>2020-05-16T14:37:31.743942682</dc:date>
    <meta:editing-duration>P1DT20H53M39S</meta:editing-duration>
    <meta:editing-cycles>39</meta:editing-cycles>
    <meta:document-statistic meta:table-count="1" meta:image-count="0" meta:object-count="1" meta:page-count="6" meta:paragraph-count="194" meta:word-count="1423" meta:character-count="7678" meta:non-whitespace-character-count="6394"/>
  </office:meta>
</office:document-meta>
</file>

<file path=Object 1/content.xml><?xml version="1.0" encoding="utf-8"?>
<math xmlns="http://www.w3.org/1998/Math/MathML" display="block">
  <semantics>
    <mrow>
      <mi mathvariant="italic">formula</mi>
      <mo stretchy="false">=</mo>
      <mrow>
        <mrow>
          <mo fence="true" stretchy="false">(</mo>
          <mrow>
            <mfrac>
              <mrow>
                <mi>r</mi>
                <mn>1</mn>
              </mrow>
              <mrow>
                <mi>M</mi>
                <mn>1</mn>
              </mrow>
            </mfrac>
          </mrow>
          <mo fence="true" stretchy="false">)</mo>
        </mrow>
        <mo stretchy="false">+</mo>
        <mrow>
          <mrow>
            <mo fence="true" stretchy="false">(</mo>
            <mrow>
              <mrow>
                <mi>M</mi>
                <mrow>
                  <mn>2</mn>
                  <mo stretchy="false">∗</mo>
                  <mrow>
                    <mo fence="true" stretchy="false">[</mo>
                    <mrow>
                      <mrow>
                        <mi>r</mi>
                        <mn>3</mn>
                      </mrow>
                    </mrow>
                    <mo fence="true" stretchy="false">]</mo>
                  </mrow>
                </mrow>
              </mrow>
            </mrow>
            <mo fence="true" stretchy="false">)</mo>
          </mrow>
          <mo stretchy="false">∗</mo>
          <mrow>
            <mo fence="true" stretchy="false">(</mo>
            <mrow>
              <mrow>
                <mi>M</mi>
                <mrow>
                  <mn>3</mn>
                  <mo stretchy="false">+</mo>
                  <mi>M</mi>
                </mrow>
                <mn>4</mn>
              </mrow>
            </mrow>
            <mo fence="true" stretchy="false">)</mo>
          </mrow>
        </mrow>
      </mrow>
    </mrow>
    <annotation encoding="StarMath 5.0">formula =  ({r1} over {M1}) + (M2*[r3]) * (M3+M4)</annotation>
  </semantics>
</math>
</file>